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rick-a">
      <style:table-cell-properties fo:background-color="transparent"/>
      <style:map style:condition="cell-content()=&quot;brick-a&quot;" style:apply-style-name="brick-a" style:base-cell-address="'level-1-walls'.A1"/>
    </style:style>
    <style:style style:name="ce6" style:family="table-cell" style:parent-style-name="brick-b">
      <style:table-cell-properties fo:background-color="transparent"/>
      <style:map style:condition="cell-content()=&quot;brick-a&quot;" style:apply-style-name="brick-a" style:base-cell-address="'level-1-walls'.A1"/>
    </style:style>
    <style:style style:name="ce10" style:family="table-cell" style:parent-style-name="Default">
      <style:table-cell-properties fo:background-color="transparent"/>
      <style:map style:condition="cell-content()=&quot;brick-a&quot;" style:apply-style-name="brick-a" style:base-cell-address="'level-1-walls'.A1"/>
    </style:style>
    <style:style style:name="ce7" style:family="table-cell" style:parent-style-name="Default">
      <style:map style:condition="cell-content()=&quot;brick-a&quot;" style:apply-style-name="brick-a" style:base-cell-address="'level-1-walls'.A1"/>
    </style:style>
    <style:style style:name="ce8" style:family="table-cell" style:parent-style-name="brick-d">
      <style:table-cell-properties fo:background-color="transparent"/>
      <style:map style:condition="cell-content()=&quot;brick-a&quot;" style:apply-style-name="brick-a" style:base-cell-address="'level-1-walls'.A1"/>
    </style:style>
    <style:style style:name="ce9" style:family="table-cell" style:parent-style-name="overgrown-b">
      <style:table-cell-properties fo:background-color="transparent"/>
      <style:map style:condition="cell-content()=&quot;brick-a&quot;" style:apply-style-name="brick-a" style:base-cell-address="'level-1-walls'.A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1-walls'.A1"/>
    </style:style>
    <style:style style:name="ce12" style:family="table-cell" style:parent-style-name="wood-vertical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1-walls'.A1"/>
    </style:style>
    <style:style style:name="ce13" style:family="table-cell" style:parent-style-name="lava-c">
      <style:table-cell-properties fo:background-color="transparent"/>
      <style:map style:condition="cell-content()=&quot;brick-a&quot;" style:apply-style-name="brick-a" style:base-cell-address="'level-1-walls'.A1"/>
    </style:style>
    <style:style style:name="ce14" style:family="table-cell" style:parent-style-name="brick-e">
      <style:table-cell-properties fo:background-color="transparent"/>
      <style:map style:condition="cell-content()=&quot;brick-a&quot;" style:apply-style-name="brick-a" style:base-cell-address="'level-1-walls'.A1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  <style:map style:condition="cell-content()=&quot;brick-a&quot;" style:apply-style-name="brick-a" style:base-cell-address="'level-1-walls'.A1"/>
    </style:style>
    <style:style style:name="ce16" style:family="table-cell" style:parent-style-name="brick-g">
      <style:table-cell-properties style:text-align-source="value-type" style:repeat-content="false" fo:background-color="transparent"/>
      <style:paragraph-properties fo:margin-left="0cm"/>
      <style:map style:condition="cell-content()=&quot;brick-a&quot;" style:apply-style-name="brick-a" style:base-cell-address="'level-1-walls'.A1"/>
    </style:style>
    <style:style style:name="ce25" style:family="table-cell" style:parent-style-name="brick-a">
      <style:table-cell-properties fo:background-color="transparent"/>
      <style:map style:condition="cell-content()=&quot;brick-a&quot;" style:apply-style-name="brick-a" style:base-cell-address="'level-1-floors'.A1"/>
    </style:style>
    <style:style style:name="ce26" style:family="table-cell" style:parent-style-name="brick-b">
      <style:table-cell-properties fo:background-color="transparent"/>
      <style:map style:condition="cell-content()=&quot;brick-a&quot;" style:apply-style-name="brick-a" style:base-cell-address="'level-1-floors'.A1"/>
    </style:style>
    <style:style style:name="ce27" style:family="table-cell" style:parent-style-name="Default">
      <style:table-cell-properties fo:background-color="transparent"/>
      <style:map style:condition="cell-content()=&quot;brick-a&quot;" style:apply-style-name="brick-a" style:base-cell-address="'level-1-floors'.A1"/>
    </style:style>
    <style:style style:name="ce28" style:family="table-cell" style:parent-style-name="Default">
      <style:map style:condition="cell-content()=&quot;brick-a&quot;" style:apply-style-name="brick-a" style:base-cell-address="'level-1-floors'.A1"/>
    </style:style>
    <style:style style:name="ce29" style:family="table-cell" style:parent-style-name="brick-d">
      <style:table-cell-properties fo:background-color="transparent"/>
      <style:map style:condition="cell-content()=&quot;brick-a&quot;" style:apply-style-name="brick-a" style:base-cell-address="'level-1-floors'.A1"/>
    </style:style>
    <style:style style:name="ce30" style:family="table-cell" style:parent-style-name="overgrown-b">
      <style:table-cell-properties fo:background-color="transparent"/>
      <style:map style:condition="cell-content()=&quot;brick-a&quot;" style:apply-style-name="brick-a" style:base-cell-address="'level-1-floors'.A1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1-floors'.A1"/>
    </style:style>
    <style:style style:name="ce32" style:family="table-cell" style:parent-style-name="brick-e">
      <style:table-cell-properties fo:background-color="transparent"/>
      <style:map style:condition="cell-content()=&quot;brick-a&quot;" style:apply-style-name="brick-a" style:base-cell-address="'level-1-floors'.A1"/>
    </style:style>
    <style:style style:name="ce33" style:family="table-cell" style:parent-style-name="Default">
      <style:table-cell-properties style:text-align-source="value-type" style:repeat-content="false" fo:background-color="transparent"/>
      <style:paragraph-properties fo:margin-left="0cm"/>
      <style:map style:condition="cell-content()=&quot;brick-a&quot;" style:apply-style-name="brick-a" style:base-cell-address="'level-1-floors'.A1"/>
    </style:style>
  </office:automatic-styles>
  <office:body>
    <office:spreadsheet>
      <table:calculation-settings table:automatic-find-labels="false" table:use-regular-expressions="false" table:use-wildcards="true"/>
      <table:table table:name="level-1-walls" table:style-name="ta1">
        <table:table-column table:style-name="co1" table:number-columns-repeated="4" table:default-cell-style-name="ce1"/>
        <table:table-column table:style-name="co1" table:default-cell-style-name="ce11"/>
        <table:table-column table:style-name="co1" table:default-cell-style-name="ce10"/>
        <table:table-column table:style-name="co1" table:default-cell-style-name="ce15"/>
        <table:table-column table:style-name="co1" table:number-columns-repeated="16377" table:default-cell-style-name="ce7"/>
        <table:table-row table:style-name="ro1">
          <table:table-cell table:number-columns-repeated="3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office:value-type="string" calcext:value-type="string">
            <text:p>brick-f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brick-a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ck-a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water-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ck-a</text:p>
          </table:table-cell>
          <table:table-cell table:style-name="ce8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table:style-name="ce10" office:value-type="string" calcext:value-type="string">
            <text:p>water-b</text:p>
          </table:table-cell>
          <table:table-cell/>
          <table:table-cell table:style-name="ce14" office:value-type="string" calcext:value-type="string">
            <text:p>overgrown-a</text:p>
          </table:table-cell>
          <table:table-cell table:style-name="ce10" office:value-type="string" calcext:value-type="string">
            <text:p>brick-e</text:p>
          </table:table-cell>
          <table:table-cell table:style-name="ce10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6" office:value-type="string" calcext:value-type="string">
            <text:p>brick-f</text:p>
          </table:table-cell>
          <table:table-cell table:style-name="ce12"/>
          <table:table-cell table:number-columns-repeated="2"/>
          <table:table-cell table:style-name="ce10" office:value-type="string" calcext:value-type="string">
            <text:p>brick-e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0" office:value-type="string" calcext:value-type="string">
            <text:p>water-b</text:p>
          </table:table-cell>
          <table:table-cell table:style-name="ce6" office:value-type="string" calcext:value-type="string">
            <text:p>brick-f</text:p>
          </table:table-cell>
          <table:table-cell table:style-name="ce13"/>
          <table:table-cell table:style-name="ce1"/>
          <table:table-cell/>
          <table:table-cell office:value-type="string" calcext:value-type="string">
            <text:p>lava-c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water-b</text:p>
          </table:table-cell>
          <table:table-cell table:style-name="ce6" office:value-type="string" calcext:value-type="string">
            <text:p>brick-f</text:p>
          </table:table-cell>
          <table:table-cell table:style-name="ce6"/>
          <table:table-cell/>
          <table:table-cell table:style-name="ce6" office:value-type="string" calcext:value-type="string">
            <text:p>brick-a</text:p>
          </table:table-cell>
          <table:table-cell/>
          <table:table-cell office:value-type="string" calcext:value-type="string">
            <text:p>brick-d</text:p>
          </table:table-cell>
          <table:table-cell table:style-name="ce10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water-b</text:p>
          </table:table-cell>
          <table:table-cell table:style-name="ce6" office:value-type="string" calcext:value-type="string">
            <text:p>brick-f</text:p>
          </table:table-cell>
          <table:table-cell table:number-columns-repeated="3"/>
          <table:table-cell table:style-name="ce1" office:value-type="string" calcext:value-type="string">
            <text:p>brick-a</text:p>
          </table:table-cell>
          <table:table-cell table:number-columns-repeated="2"/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brick-f</text:p>
          </table:table-cell>
          <table:table-cell table:number-columns-repeated="4"/>
          <table:table-cell table:style-name="ce1" office:value-type="string" calcext:value-type="string">
            <text:p>brick-a</text:p>
          </table:table-cell>
          <table:table-cell/>
          <table:table-cell office:value-type="string" calcext:value-type="string">
            <text:p>brick-d</text:p>
          </table:table-cell>
          <table:table-cell table:style-name="ce10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overgrown-a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brick-e</text:p>
          </table:table-cell>
          <table:table-cell table:number-columns-repeated="2"/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overgrown-b</text:p>
          </table:table-cell>
          <table:table-cell table:number-columns-repeated="3"/>
          <table:table-cell table:style-name="ce10" office:value-type="string" calcext:value-type="string">
            <text:p>brick-e</text:p>
          </table:table-cell>
          <table:table-cell/>
          <table:table-cell table:style-name="ce16"/>
          <table:table-cell office:value-type="string" calcext:value-type="string">
            <text:p>brick-d</text:p>
          </table:table-cell>
          <table:table-cell table:style-name="ce10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overgrown-a</text:p>
          </table:table-cell>
          <table:table-cell table:number-columns-repeated="2"/>
          <table:table-cell table:style-name="ce10" office:value-type="string" calcext:value-type="string">
            <text:p>brick-e</text:p>
          </table:table-cell>
          <table:table-cell table:number-columns-repeated="3"/>
          <table:table-cell office:value-type="string" calcext:value-type="string">
            <text:p>overgrown-a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overgrown-b</text:p>
          </table:table-cell>
          <table:table-cell table:number-columns-repeated="2"/>
          <table:table-cell office:value-type="string" calcext:value-type="string">
            <text:p>lava-b</text:p>
          </table:table-cell>
          <table:table-cell table:number-columns-repeated="3"/>
          <table:table-cell office:value-type="string" calcext:value-type="string">
            <text:p>overgrown-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a</text:p>
          </table:table-cell>
          <table:table-cell table:number-columns-repeated="4"/>
          <table:table-cell table:style-name="ce7" office:value-type="string" calcext:value-type="string">
            <text:p>overgrown-a</text:p>
          </table:table-cell>
          <table:table-cell table:style-name="ce10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b</text:p>
          </table:table-cell>
          <table:table-cell table:number-columns-repeated="3"/>
          <table:table-cell table:style-name="ce7" office:value-type="string" calcext:value-type="string">
            <text:p>overgrown-a</text:p>
          </table:table-cell>
          <table:table-cell table:style-name="ce7" office:value-type="string" calcext:value-type="string">
            <text:p>overgrown-b</text:p>
          </table:table-cell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a</text:p>
          </table:table-cell>
          <table:table-cell table:number-columns-repeated="2"/>
          <table:table-cell table:style-name="ce7" office:value-type="string" calcext:value-type="string">
            <text:p>overgrown-b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overgrown-b</text:p>
          </table:table-cell>
          <table:table-cell office:value-type="string" calcext:value-type="string">
            <text:p>lava-a</text:p>
          </table:table-cell>
          <table:table-cell table:style-name="ce7" office:value-type="string" calcext:value-type="string">
            <text:p>overgrown-a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7" office:value-type="string" calcext:value-type="string">
            <text:p>overgrown-b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level-1-walls'.A1:'level-1-walls'.XFD1048576">
            <calcext:condition calcext:apply-style-name="brick-a" calcext:value="=&quot;brick-a&quot;" calcext:base-cell-address="'level-1-walls'.A1"/>
          </calcext:conditional-format>
          <calcext:conditional-format calcext:target-range-address="'level-1-walls'.A1:'level-1-walls'.XFD1048576">
            <calcext:condition calcext:apply-style-name="brick-b" calcext:value="=&quot;brick-b&quot;" calcext:base-cell-address="'level-1-walls'.A1"/>
          </calcext:conditional-format>
          <calcext:conditional-format calcext:target-range-address="'level-1-walls'.A1:'level-1-walls'.XFD1048576">
            <calcext:condition calcext:apply-style-name="brick-c" calcext:value="=&quot;brick-c&quot;" calcext:base-cell-address="'level-1-walls'.A1"/>
          </calcext:conditional-format>
          <calcext:conditional-format calcext:target-range-address="'level-1-walls'.A1:'level-1-walls'.XFD1048576">
            <calcext:condition calcext:apply-style-name="brick-d" calcext:value="=&quot;brick-d&quot;" calcext:base-cell-address="'level-1-walls'.A1"/>
          </calcext:conditional-format>
          <calcext:conditional-format calcext:target-range-address="'level-1-walls'.A1:'level-1-walls'.XFD1048576">
            <calcext:condition calcext:apply-style-name="brick-e" calcext:value="=&quot;brick-e&quot;" calcext:base-cell-address="'level-1-walls'.A1"/>
          </calcext:conditional-format>
          <calcext:conditional-format calcext:target-range-address="'level-1-walls'.A1:'level-1-walls'.XFD1048576">
            <calcext:condition calcext:apply-style-name="brick-f" calcext:value="=&quot;brick-f&quot;" calcext:base-cell-address="'level-1-walls'.A1"/>
          </calcext:conditional-format>
          <calcext:conditional-format calcext:target-range-address="'level-1-walls'.A1:'level-1-walls'.XFD1048576">
            <calcext:condition calcext:apply-style-name="brick-g" calcext:value="=&quot;brick-g&quot;" calcext:base-cell-address="'level-1-walls'.A1"/>
          </calcext:conditional-format>
          <calcext:conditional-format calcext:target-range-address="'level-1-walls'.A1:'level-1-walls'.XFD1048576">
            <calcext:condition calcext:apply-style-name="overgrown-a" calcext:value="=&quot;overgrown-a&quot;" calcext:base-cell-address="'level-1-walls'.A1"/>
          </calcext:conditional-format>
          <calcext:conditional-format calcext:target-range-address="'level-1-walls'.A1:'level-1-walls'.XFD1048576">
            <calcext:condition calcext:apply-style-name="overgrown-b" calcext:value="=&quot;overgrown-b&quot;" calcext:base-cell-address="'level-1-walls'.A1"/>
          </calcext:conditional-format>
          <calcext:conditional-format calcext:target-range-address="'level-1-walls'.A1:'level-1-walls'.XFD1048576">
            <calcext:condition calcext:apply-style-name="wood-vertical" calcext:value="=&quot;wood-vertical&quot;" calcext:base-cell-address="'level-1-walls'.A1"/>
          </calcext:conditional-format>
          <calcext:conditional-format calcext:target-range-address="'level-1-walls'.A1:'level-1-walls'.XFD1048576">
            <calcext:condition calcext:apply-style-name="lava-a" calcext:value="=&quot;lava-a&quot;" calcext:base-cell-address="'level-1-walls'.A1"/>
          </calcext:conditional-format>
          <calcext:conditional-format calcext:target-range-address="'level-1-walls'.A1:'level-1-walls'.XFD1048576">
            <calcext:condition calcext:apply-style-name="lava-b" calcext:value="=&quot;lava-b&quot;" calcext:base-cell-address="'level-1-walls'.A1"/>
          </calcext:conditional-format>
          <calcext:conditional-format calcext:target-range-address="'level-1-walls'.A1:'level-1-walls'.XFD1048576">
            <calcext:condition calcext:apply-style-name="lava-c" calcext:value="=&quot;lava-c&quot;" calcext:base-cell-address="'level-1-walls'.A1"/>
          </calcext:conditional-format>
          <calcext:conditional-format calcext:target-range-address="'level-1-walls'.A1:'level-1-walls'.XFD1048576">
            <calcext:condition calcext:apply-style-name="water-b" calcext:value="=&quot;water-b&quot;" calcext:base-cell-address="'level-1-walls'.A1"/>
          </calcext:conditional-format>
          <calcext:conditional-format calcext:target-range-address="'level-1-walls'.A1:'level-1-walls'.XFD1048576">
            <calcext:condition calcext:apply-style-name="water-c" calcext:value="=&quot;water-c&quot;" calcext:base-cell-address="'level-1-walls'.A1"/>
          </calcext:conditional-format>
        </calcext:conditional-formats>
      </table:table>
      <table:table table:name="level-1-floors" table:style-name="ta1">
        <table:table-column table:style-name="co1" table:number-columns-repeated="4" table:default-cell-style-name="ce25"/>
        <table:table-column table:style-name="co1" table:default-cell-style-name="ce31"/>
        <table:table-column table:style-name="co1" table:default-cell-style-name="ce27"/>
        <table:table-column table:style-name="co1" table:default-cell-style-name="ce33"/>
        <table:table-column table:style-name="co1" table:number-columns-repeated="16377" table:default-cell-style-name="ce28"/>
        <table:table-row table:style-name="ro1">
          <table:table-cell table:number-columns-repeated="3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office:value-type="string" calcext:value-type="string">
            <text:p>brick-f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style-name="ce26" office:value-type="string" calcext:value-type="string">
            <text:p>brick-a</text:p>
          </table:table-cell>
          <table:table-cell table:number-columns-repeated="3" office:value-type="string" calcext:value-type="string">
            <text:p>wood-vertical</text:p>
          </table:table-cell>
          <table:table-cell table:style-name="ce25" office:value-type="string" calcext:value-type="string">
            <text:p>wood-vertical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ck-a</text:p>
          </table:table-cell>
          <table:table-cell table:number-columns-repeated="3" office:value-type="string" calcext:value-type="string">
            <text:p>wood-vertical</text:p>
          </table:table-cell>
          <table:table-cell table:style-name="ce25" office:value-type="string" calcext:value-type="string">
            <text:p>wood-vertical</text:p>
          </table:table-cell>
          <table:table-cell office:value-type="string" calcext:value-type="string">
            <text:p>water-c</text:p>
          </table:table-cell>
          <table:table-cell table:style-name="ce27" office:value-type="string" calcext:value-type="string">
            <text:p>water-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ick-a</text:p>
          </table:table-cell>
          <table:table-cell table:style-name="ce29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office:value-type="string" calcext:value-type="string">
            <text:p>wood-vertical</text:p>
          </table:table-cell>
          <table:table-cell table:style-name="ce25" office:value-type="string" calcext:value-type="string">
            <text:p>wood-vertical</text:p>
          </table:table-cell>
          <table:table-cell table:style-name="ce32" office:value-type="string" calcext:value-type="string">
            <text:p>overgrown-a</text:p>
          </table:table-cell>
          <table:table-cell table:style-name="ce27" office:value-type="string" calcext:value-type="string">
            <text:p>brick-e</text:p>
          </table:table-cell>
          <table:table-cell table:style-name="ce27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6" office:value-type="string" calcext:value-type="string">
            <text:p>brick-f</text:p>
          </table:table-cell>
          <table:table-cell table:number-columns-repeated="2" table:style-name="ce25" office:value-type="string" calcext:value-type="string">
            <text:p>wood-vertical</text:p>
          </table:table-cell>
          <table:table-cell table:style-name="ce27" office:value-type="string" calcext:value-type="string">
            <text:p>water-b</text:p>
          </table:table-cell>
          <table:table-cell table:style-name="ce27" office:value-type="string" calcext:value-type="string">
            <text:p>brick-e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27" office:value-type="string" calcext:value-type="string">
            <text:p>water-b</text:p>
          </table:table-cell>
          <table:table-cell table:style-name="ce26" office:value-type="string" calcext:value-type="string">
            <text:p>brick-f</text:p>
          </table:table-cell>
          <table:table-cell table:number-columns-repeated="2" table:style-name="ce25" office:value-type="string" calcext:value-type="string">
            <text:p>wood-vertical</text:p>
          </table:table-cell>
          <table:table-cell table:style-name="ce27" office:value-type="string" calcext:value-type="string">
            <text:p>water-c</text:p>
          </table:table-cell>
          <table:table-cell office:value-type="string" calcext:value-type="string">
            <text:p>lava-c</text:p>
          </table:table-cell>
          <table:table-cell table:number-columns-repeated="16376"/>
        </table:table-row>
        <table:table-row table:style-name="ro1">
          <table:table-cell/>
          <table:table-cell table:style-name="ce27" office:value-type="string" calcext:value-type="string">
            <text:p>water-b</text:p>
          </table:table-cell>
          <table:table-cell table:style-name="ce26" office:value-type="string" calcext:value-type="string">
            <text:p>brick-f</text:p>
          </table:table-cell>
          <table:table-cell table:number-columns-repeated="2" table:style-name="ce27" office:value-type="string" calcext:value-type="string">
            <text:p>brick-d</text:p>
          </table:table-cell>
          <table:table-cell table:style-name="ce26" office:value-type="string" calcext:value-type="string">
            <text:p>brick-a</text:p>
          </table:table-cell>
          <table:table-cell table:style-name="ce27"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27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water-b</text:p>
          </table:table-cell>
          <table:table-cell table:style-name="ce26" office:value-type="string" calcext:value-type="string">
            <text:p>brick-f</text:p>
          </table:table-cell>
          <table:table-cell table:style-name="ce27" office:value-type="string" calcext:value-type="string">
            <text:p>brick-d</text:p>
          </table:table-cell>
          <table:table-cell table:number-columns-repeated="2" table:style-name="ce27" office:value-type="string" calcext:value-type="string">
            <text:p>brick-a</text:p>
          </table:table-cell>
          <table:table-cell table:style-name="ce25" office:value-type="string" calcext:value-type="string">
            <text:p>brick-a</text:p>
          </table:table-cell>
          <table:table-cell table:style-name="ce27" office:value-type="string" calcext:value-type="string">
            <text:p>water-c</text:p>
          </table:table-cell>
          <table:table-cell office:value-type="string" calcext:value-type="string">
            <text:p>lava-a</text:p>
          </table:table-cell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brick-f</text:p>
          </table:table-cell>
          <table:table-cell office:value-type="string" calcext:value-type="string">
            <text:p>lava-a</text:p>
          </table:table-cell>
          <table:table-cell table:style-name="ce27" office:value-type="string" calcext:value-type="string">
            <text:p>brick-a</text:p>
          </table:table-cell>
          <table:table-cell table:number-columns-repeated="2" table:style-name="ce27" office:value-type="string" calcext:value-type="string">
            <text:p>brick-f</text:p>
          </table:table-cell>
          <table:table-cell table:style-name="ce25" office:value-type="string" calcext:value-type="string">
            <text:p>brick-a</text:p>
          </table:table-cell>
          <table:table-cell table:style-name="ce27"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27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overgrown-a</text:p>
          </table:table-cell>
          <table:table-cell office:value-type="string" calcext:value-type="string">
            <text:p>lava-b</text:p>
          </table:table-cell>
          <table:table-cell table:style-name="ce27" office:value-type="string" calcext:value-type="string">
            <text:p>brick-f</text:p>
          </table:table-cell>
          <table:table-cell table:style-name="ce30" office:value-type="string" calcext:value-type="string">
            <text:p>wood-vertical</text:p>
          </table:table-cell>
          <table:table-cell office:value-type="string" calcext:value-type="string">
            <text:p>lava-a</text:p>
          </table:table-cell>
          <table:table-cell office:value-type="string" calcext:value-type="string">
            <text:p>brick-e</text:p>
          </table:table-cell>
          <table:table-cell table:style-name="ce27" office:value-type="string" calcext:value-type="string">
            <text:p>water-c</text:p>
          </table:table-cell>
          <table:table-cell office:value-type="string" calcext:value-type="string">
            <text:p>lava-c</text:p>
          </table:table-cell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overgrown-b</text:p>
          </table:table-cell>
          <table:table-cell office:value-type="string" calcext:value-type="string">
            <text:p>lava-c</text:p>
          </table:table-cell>
          <table:table-cell table:style-name="ce27" office:value-type="string" calcext:value-type="string">
            <text:p>brick-d</text:p>
          </table:table-cell>
          <table:table-cell office:value-type="string" calcext:value-type="string">
            <text:p>lava-b</text:p>
          </table:table-cell>
          <table:table-cell table:style-name="ce27" office:value-type="string" calcext:value-type="string">
            <text:p>brick-e</text:p>
          </table:table-cell>
          <table:table-cell office:value-type="string" calcext:value-type="string">
            <text:p>water-c</text:p>
          </table:table-cell>
          <table:table-cell table:style-name="ce27"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27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overgrown-a</text:p>
          </table:table-cell>
          <table:table-cell office:value-type="string" calcext:value-type="string">
            <text:p>lava-a</text:p>
          </table:table-cell>
          <table:table-cell table:style-name="ce27" office:value-type="string" calcext:value-type="string">
            <text:p>brick-f</text:p>
          </table:table-cell>
          <table:table-cell table:style-name="ce27" office:value-type="string" calcext:value-type="string">
            <text:p>brick-e</text:p>
          </table:table-cell>
          <table:table-cell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27" office:value-type="string" calcext:value-type="string">
            <text:p>water-c</text:p>
          </table:table-cell>
          <table:table-cell office:value-type="string" calcext:value-type="string">
            <text:p>overgrown-a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overgrown-b</text:p>
          </table:table-cell>
          <table:table-cell office:value-type="string" calcext:value-type="string">
            <text:p>lava-b</text:p>
          </table:table-cell>
          <table:table-cell table:style-name="ce27" office:value-type="string" calcext:value-type="string">
            <text:p>brick-d</text:p>
          </table:table-cell>
          <table:table-cell table:style-name="ce27" office:value-type="string" calcext:value-type="string">
            <text:p>brick-f</text:p>
          </table:table-cell>
          <table:table-cell table:style-name="ce27" office:value-type="string" calcext:value-type="string">
            <text:p>brick-d</text:p>
          </table:table-cell>
          <table:table-cell office:value-type="string" calcext:value-type="string">
            <text:p>brick-a</text:p>
          </table:table-cell>
          <table:table-cell table:style-name="ce27" office:value-type="string" calcext:value-type="string">
            <text:p>water-b</text:p>
          </table:table-cell>
          <table:table-cell office:value-type="string" calcext:value-type="string">
            <text:p>overgrown-b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water-b</text:p>
          </table:table-cell>
          <table:table-cell table:style-name="ce28" office:value-type="string" calcext:value-type="string">
            <text:p>overgrown-a</text:p>
          </table:table-cell>
          <table:table-cell table:style-name="ce27" office:value-type="string" calcext:value-type="string">
            <text:p>brick-a</text:p>
          </table:table-cell>
          <table:table-cell table:style-name="ce27" office:value-type="string" calcext:value-type="string">
            <text:p>brick-d</text:p>
          </table:table-cell>
          <table:table-cell table:style-name="ce27" office:value-type="string" calcext:value-type="string">
            <text:p>brick-a</text:p>
          </table:table-cell>
          <table:table-cell office:value-type="string" calcext:value-type="string">
            <text:p>brick-f</text:p>
          </table:table-cell>
          <table:table-cell table:style-name="ce28" office:value-type="string" calcext:value-type="string">
            <text:p>overgrown-a</text:p>
          </table:table-cell>
          <table:table-cell table:style-name="ce27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water-b</text:p>
          </table:table-cell>
          <table:table-cell table:style-name="ce28" office:value-type="string" calcext:value-type="string">
            <text:p>overgrown-b</text:p>
          </table:table-cell>
          <table:table-cell table:style-name="ce27" office:value-type="string" calcext:value-type="string">
            <text:p>brick-f</text:p>
          </table:table-cell>
          <table:table-cell table:style-name="ce27" office:value-type="string" calcext:value-type="string">
            <text:p>brick-a</text:p>
          </table:table-cell>
          <table:table-cell table:style-name="ce27" office:value-type="string" calcext:value-type="string">
            <text:p>brick-f</text:p>
          </table:table-cell>
          <table:table-cell table:style-name="ce28" office:value-type="string" calcext:value-type="string">
            <text:p>overgrown-a</text:p>
          </table:table-cell>
          <table:table-cell table:style-name="ce28" office:value-type="string" calcext:value-type="string">
            <text:p>overgrown-b</text:p>
          </table:table-cell>
          <table:table-cell table:number-columns-repeated="16377"/>
        </table:table-row>
        <table:table-row table:style-name="ro1">
          <table:table-cell/>
          <table:table-cell table:style-name="ce27" office:value-type="string" calcext:value-type="string">
            <text:p>water-b</text:p>
          </table:table-cell>
          <table:table-cell table:style-name="ce28" office:value-type="string" calcext:value-type="string">
            <text:p>overgrown-a</text:p>
          </table:table-cell>
          <table:table-cell table:style-name="ce27" office:value-type="string" calcext:value-type="string">
            <text:p>brick-f</text:p>
          </table:table-cell>
          <table:table-cell office:value-type="string" calcext:value-type="string">
            <text:p>lava-c</text:p>
          </table:table-cell>
          <table:table-cell table:style-name="ce28" office:value-type="string" calcext:value-type="string">
            <text:p>overgrown-b</text:p>
          </table:table-cell>
          <table:table-cell table:style-name="ce27" office:value-type="string" calcext:value-type="string">
            <text:p>water-b</text:p>
          </table:table-cell>
          <table:table-cell table:number-columns-repeated="16377"/>
        </table:table-row>
        <table:table-row table:style-name="ro1">
          <table:table-cell/>
          <table:table-cell table:style-name="ce27" office:value-type="string" calcext:value-type="string">
            <text:p>water-b</text:p>
          </table:table-cell>
          <table:table-cell table:style-name="ce28" office:value-type="string" calcext:value-type="string">
            <text:p>overgrown-b</text:p>
          </table:table-cell>
          <table:table-cell office:value-type="string" calcext:value-type="string">
            <text:p>lava-a</text:p>
          </table:table-cell>
          <table:table-cell table:style-name="ce28" office:value-type="string" calcext:value-type="string">
            <text:p>overgrown-a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27" office:value-type="string" calcext:value-type="string">
            <text:p>water-b</text:p>
          </table:table-cell>
          <table:table-cell table:style-name="ce28" office:value-type="string" calcext:value-type="string">
            <text:p>overgrown-b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level-1-floors'.A1:'level-1-floors'.XFD1048576">
            <calcext:condition calcext:apply-style-name="brick-a" calcext:value="=&quot;brick-a&quot;" calcext:base-cell-address="'level-1-floors'.A1"/>
          </calcext:conditional-format>
          <calcext:conditional-format calcext:target-range-address="'level-1-floors'.A1:'level-1-floors'.XFD1048576">
            <calcext:condition calcext:apply-style-name="brick-b" calcext:value="=&quot;brick-b&quot;" calcext:base-cell-address="'level-1-floors'.A1"/>
          </calcext:conditional-format>
          <calcext:conditional-format calcext:target-range-address="'level-1-floors'.A1:'level-1-floors'.XFD1048576">
            <calcext:condition calcext:apply-style-name="brick-c" calcext:value="=&quot;brick-c&quot;" calcext:base-cell-address="'level-1-floors'.A1"/>
          </calcext:conditional-format>
          <calcext:conditional-format calcext:target-range-address="'level-1-floors'.A1:'level-1-floors'.XFD1048576">
            <calcext:condition calcext:apply-style-name="brick-d" calcext:value="=&quot;brick-d&quot;" calcext:base-cell-address="'level-1-floors'.A1"/>
          </calcext:conditional-format>
          <calcext:conditional-format calcext:target-range-address="'level-1-floors'.A1:'level-1-floors'.XFD1048576">
            <calcext:condition calcext:apply-style-name="brick-e" calcext:value="=&quot;brick-e&quot;" calcext:base-cell-address="'level-1-floors'.A1"/>
          </calcext:conditional-format>
          <calcext:conditional-format calcext:target-range-address="'level-1-floors'.A1:'level-1-floors'.XFD1048576">
            <calcext:condition calcext:apply-style-name="brick-f" calcext:value="=&quot;brick-f&quot;" calcext:base-cell-address="'level-1-floors'.A1"/>
          </calcext:conditional-format>
          <calcext:conditional-format calcext:target-range-address="'level-1-floors'.A1:'level-1-floors'.XFD1048576">
            <calcext:condition calcext:apply-style-name="brick-g" calcext:value="=&quot;brick-g&quot;" calcext:base-cell-address="'level-1-floors'.A1"/>
          </calcext:conditional-format>
          <calcext:conditional-format calcext:target-range-address="'level-1-floors'.A1:'level-1-floors'.XFD1048576">
            <calcext:condition calcext:apply-style-name="overgrown-a" calcext:value="=&quot;overgrown-a&quot;" calcext:base-cell-address="'level-1-floors'.A1"/>
          </calcext:conditional-format>
          <calcext:conditional-format calcext:target-range-address="'level-1-floors'.A1:'level-1-floors'.XFD1048576">
            <calcext:condition calcext:apply-style-name="overgrown-b" calcext:value="=&quot;overgrown-b&quot;" calcext:base-cell-address="'level-1-floors'.A1"/>
          </calcext:conditional-format>
          <calcext:conditional-format calcext:target-range-address="'level-1-floors'.A1:'level-1-floors'.XFD1048576">
            <calcext:condition calcext:apply-style-name="wood-vertical" calcext:value="=&quot;wood-vertical&quot;" calcext:base-cell-address="'level-1-floors'.A1"/>
          </calcext:conditional-format>
          <calcext:conditional-format calcext:target-range-address="'level-1-floors'.A1:'level-1-floors'.XFD1048576">
            <calcext:condition calcext:apply-style-name="lava-a" calcext:value="=&quot;lava-a&quot;" calcext:base-cell-address="'level-1-floors'.A1"/>
          </calcext:conditional-format>
          <calcext:conditional-format calcext:target-range-address="'level-1-floors'.A1:'level-1-floors'.XFD1048576">
            <calcext:condition calcext:apply-style-name="lava-b" calcext:value="=&quot;lava-b&quot;" calcext:base-cell-address="'level-1-floors'.A1"/>
          </calcext:conditional-format>
          <calcext:conditional-format calcext:target-range-address="'level-1-floors'.A1:'level-1-floors'.XFD1048576">
            <calcext:condition calcext:apply-style-name="lava-c" calcext:value="=&quot;lava-c&quot;" calcext:base-cell-address="'level-1-floors'.A1"/>
          </calcext:conditional-format>
          <calcext:conditional-format calcext:target-range-address="'level-1-floors'.A1:'level-1-floors'.XFD1048576">
            <calcext:condition calcext:apply-style-name="water-b" calcext:value="=&quot;water-b&quot;" calcext:base-cell-address="'level-1-floors'.A1"/>
          </calcext:conditional-format>
          <calcext:conditional-format calcext:target-range-address="'level-1-floors'.A1:'level-1-floors'.XFD1048576">
            <calcext:condition calcext:apply-style-name="water-c" calcext:value="=&quot;water-c&quot;" calcext:base-cell-address="'level-1-floor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DejaVu Sans Mono" fo:font-family="'DejaVu Sans Mono'" style:font-style-name="Book" style:font-family-generic="modern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rick-a" style:family="table-cell" style:parent-style-name="Default">
      <style:table-cell-properties fo:background-color="#bf5a3f"/>
    </style:style>
    <style:style style:name="brick-b" style:family="table-cell" style:parent-style-name="Default">
      <style:table-cell-properties fo:background-color="#bf5c41"/>
    </style:style>
    <style:style style:name="brick-c" style:family="table-cell" style:parent-style-name="Default">
      <style:table-cell-properties fo:background-color="#bf5c41"/>
    </style:style>
    <style:style style:name="brick-d" style:family="table-cell" style:parent-style-name="brick-c">
      <style:table-cell-properties fo:background-color="#9f705e" style:diagonal-bl-tr="none" style:diagonal-tl-br="none" fo:wrap-option="no-wrap" style:direction="ltr"/>
    </style:style>
    <style:style style:name="overgrown-a" style:family="table-cell" style:parent-style-name="brick-a">
      <style:table-cell-properties fo:background-color="#542628"/>
    </style:style>
    <style:style style:name="overgrown-b" style:family="table-cell" style:parent-style-name="overgrown-a">
      <style:table-cell-properties fo:background-color="#aa9270"/>
    </style:style>
    <style:style style:name="brick-e" style:family="table-cell" style:parent-style-name="Default">
      <style:table-cell-properties fo:background-color="#643635"/>
    </style:style>
    <style:style style:name="brick-f" style:family="table-cell" style:parent-style-name="Default">
      <style:table-cell-properties fo:background-color="#693735"/>
    </style:style>
    <style:style style:name="brick-g" style:family="table-cell" style:parent-style-name="brick-f">
      <style:table-cell-properties fo:background-color="#603334"/>
    </style:style>
    <style:style style:name="wood-vertical" style:family="table-cell" style:parent-style-name="Default">
      <style:table-cell-properties fo:background-color="#dba06f"/>
    </style:style>
    <style:style style:name="water-b" style:family="table-cell" style:parent-style-name="Default">
      <style:table-cell-properties fo:background-color="#106fa8"/>
    </style:style>
    <style:style style:name="water-c" style:family="table-cell" style:parent-style-name="water-b">
      <style:table-cell-properties fo:background-color="#0f75ad"/>
    </style:style>
    <style:style style:name="lava-a" style:family="table-cell" style:parent-style-name="water-c">
      <style:table-cell-properties fo:background-color="#764a32"/>
    </style:style>
    <style:style style:name="lava-b" style:family="table-cell" style:parent-style-name="lava-a">
      <style:table-cell-properties fo:background-color="#2e2535"/>
    </style:style>
    <style:style style:name="lava-c" style:family="table-cell" style:parent-style-name="lava-b">
      <style:table-cell-properties fo:background-color="#b6713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4:04:22.675197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4:51:47.730623137</meta:creation-date>
    <dc:date>2025-01-13T14:05:36.273689859</dc:date>
    <meta:editing-duration>PT1H13M23S</meta:editing-duration>
    <meta:editing-cycles>14</meta:editing-cycles>
    <meta:generator>LibreOffice/7.6.4.1$MacOSX_AARCH64 LibreOffice_project/e19e193f88cd6c0525a17fb7a176ed8e6a3e2aa1</meta:generator>
    <meta:document-statistic meta:table-count="2" meta:cell-count="193" meta:object-count="0"/>
  </office:meta>
</office:document-meta>
</file>